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4.075cm"/>
    </style:style>
    <style:style style:name="co4" style:family="table-column">
      <style:table-column-properties fo:break-before="auto" style:column-width="5.768cm"/>
    </style:style>
    <style:style style:name="co7" style:family="table-column">
      <style:table-column-properties fo:break-before="auto" style:column-width="10.61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>
      <style:table-cell-properties fo:padding="0.071cm"/>
    </style:style>
    <style:style style:name="ce19" style:family="table-cell" style:parent-style-name="Default" style:data-style-name="N0">
      <style:table-cell-properties fo:background-color="transparent" fo:wrap-option="wrap" style:vertical-align="automatic"/>
    </style:style>
    <style:style style:name="ce20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/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3" table:default-cell-style-name="ce8"/>
        <table:table-column table:style-name="co4" table:default-cell-style-name="ce8"/>
        <table:table-column table:style-name="co7" table:default-cell-style-name="ce22"/>
        <table:table-column table:style-name="co4" table:default-cell-style-name="ce8"/>
        <table:table-column table:style-name="co8" table:default-cell-style-name="ce8"/>
        <table:table-column table:style-name="co5" table:number-columns-repeated="59" table:default-cell-style-name="ce8"/>
        <table:table-row table:style-name="ro1">
          <table:table-cell table:style-name="ce17" office:value-type="string" calcext:value-type="string">
            <text:p>Platform URI</text:p>
          </table:table-cell>
          <table:table-cell table:style-name="ce17" office:value-type="string" calcext:value-type="string">
            <text:p>Platform has &lt;relationship&gt; Sensor</text:p>
          </table:table-cell>
          <table:table-cell table:style-name="ce24" office:value-type="string" calcext:value-type="string">
            <text:p>Sensor URI</text:p>
          </table:table-cell>
          <table:table-cell table:style-name="ce24" office:value-type="string" calcext:value-type="string">
            <text:p>Sensor has &lt;relationship&gt; 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los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alsa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irs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re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od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u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coriolis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windS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0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a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o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ciamachy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ra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er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ats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ipa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isa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sens_amiscat</text:a>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ts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ra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isa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sens_amiscat</text:a>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t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r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D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F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fo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for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oes_08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09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09_bk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0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0_S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2_S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3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4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5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2">
          <table:table-cell table:style-name="ce4" office:value-type="string" calcext:value-type="string">
            <text:p>plat_goes_16</text:p>
          </table:table-cell>
          <table:table-cell table:style-name="ce4" office:value-type="string" calcext:value-type="string">
            <text:p>hasSensor</text:p>
          </table:table-cell>
          <table:table-cell table:style-name="ce4" office:value-type="string" calcext:value-type="string">
            <text:p>sens_abi</text:p>
          </table:table-cell>
          <table:table-cell table:style-name="ce4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2">
          <table:table-cell table:style-name="ce4" office:value-type="string" calcext:value-type="string">
            <text:p>plat_goes_17</text:p>
          </table:table-cell>
          <table:table-cell table:style-name="ce4" office:value-type="string" calcext:value-type="string">
            <text:p>hasSensor</text:p>
          </table:table-cell>
          <table:table-cell table:style-name="ce4" office:value-type="string" calcext:value-type="string">
            <text:p>sens_abi</text:p>
          </table:table-cell>
          <table:table-cell table:style-name="ce4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ansoCa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o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ansoFt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himawari-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ja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ice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la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jason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seidon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jason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seidon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3</text:p>
          </table:table-cell>
          <table:table-cell table:style-name="ce22" office:value-type="string" calcext:value-type="string">
            <text:p>hasSensor</text:p>
          </table:table-cell>
          <table:table-cell table:style-name="ce23"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ir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l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imbus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mm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imbus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oms</text:p>
          </table:table-cell>
          <table:table-cell table:style-name="ce22"/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7</text:p>
          </table:table-cell>
          <table:table-cell table:style-name="ce22" office:value-type="string" calcext:value-type="string">
            <text:p>hasSensor</text:p>
          </table:table-cell>
          <table:table-cell table:style-name="ce23"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9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din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sir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din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m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rbview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aWiF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parasol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lde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c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ceFt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vegetation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vegetation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hr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od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te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opexPoseidon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nra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topexPoseidon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salt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trmm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Sar_X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tandem_X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tsx_ng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9" office:value-type="string" calcext:value-type="string">
            <text:p>plat_saral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ltik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snp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ir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cryosat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i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smos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ira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_a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_xa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5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6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7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imbus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8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9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0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tiros_n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8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9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Op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cS1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alos-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palsar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a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map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jason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poseidon3b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grace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grace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s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s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cS1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probaV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egetationP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ac_d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aquariu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5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tropom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oco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co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lc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lst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lc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lst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gpm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gm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FY-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r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FY-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r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FY-3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r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lat_himawari-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imagerMtsat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 table:number-rows-repeated="10483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5" table:number-columns-repeated="1023" table:default-cell-style-name="ce8"/>
        <table:table-column table:style-name="co6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3" table:default-cell-style-name="ce8"/>
        <table:table-column table:style-name="co6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62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1P0" style:volatile="true">
      <number:text>£</number:text>
      <number:number number:decimal-places="0" number:min-decimal-places="0" number:min-integer-digits="1" number:grouping="true"/>
    </number:number-style>
    <number:number-style style:name="N111">
      <number:text>-£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decimal-places="2" number:min-integer-digits="1" number:grouping="true"/>
    </number:number-style>
    <number:number-style style:name="N113">
      <number:text>-£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£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17:48.5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cci-platform-sensor-mapping" style:display-name="PageStyle_cci-platform-sensor-mappin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Authorised User</meta:initial-creator>
    <meta:creation-date>2015-10-29T15:32:23Z</meta:creation-date>
    <dc:date>2022-03-02T18:19:02.418000000</dc:date>
    <meta:editing-cycles>130</meta:editing-cycles>
    <meta:editing-duration>PT8H13M22S</meta:editing-duration>
    <meta:document-statistic meta:table-count="3" meta:cell-count="755" meta:object-count="0"/>
  </office:meta>
</office:document-meta>
</file>